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tyle mathsize="8pt">
              <mi mathvariant="italic">minimize</mi>
            </mstyle>
            <mspace width="2em"/>
            <mi>M</mi>
            <mrow>
              <mrow>
                <mo fence="true" stretchy="false">(</mo>
                <mrow>
                  <mrow>
                    <msub>
                      <mi>t</mi>
                      <mi>f</mi>
                    </msub>
                    <mi>,</mi>
                    <mi>ϕ</mi>
                    <mrow>
                      <mo fence="true" stretchy="false">(</mo>
                      <mrow>
                        <mrow>
                          <msub>
                            <mi>t</mi>
                            <mi>f</mi>
                          </msub>
                          <mi>,</mi>
                          <mi>u</mi>
                          <mrow>
                            <mrow>
                              <mo fence="true" stretchy="false">(</mo>
                              <mrow>
                                <msub>
                                  <mi>t</mi>
                                  <mi>f</mi>
                                </msub>
                              </mrow>
                              <mo fence="true" stretchy="false">)</mo>
                            </mrow>
                            <mo stretchy="false">∣</mo>
                            <msub>
                              <mi>y</mi>
                              <mn>0</mn>
                            </msub>
                          </mrow>
                          <mi>,</mi>
                          <mi>p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underover>
                  <mo stretchy="false">∫</mo>
                  <mn>0</mn>
                  <msub>
                    <mi>t</mi>
                    <mi>f</mi>
                  </msub>
                </munderover>
                <mi>L</mi>
              </mrow>
            </mrow>
            <mrow>
              <mo fence="true" stretchy="false">(</mo>
              <mrow>
                <mrow>
                  <mi>t</mi>
                  <mi>,</mi>
                  <mi>ϕ</mi>
                  <mrow>
                    <mo fence="true" stretchy="false">(</mo>
                    <mrow>
                      <mrow>
                        <mi>t</mi>
                        <mi>,</mi>
                        <mi>u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∣</mo>
                          <msub>
                            <mi>y</mi>
                            <mn>0,</mn>
                          </msub>
                        </mrow>
                        <mi>p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 columnalign="left">
          <mstyle mathsize="8pt">
            <mrow>
              <mi>s</mi>
              <mi>.</mi>
              <mi>t</mi>
              <mi>.</mi>
            </mrow>
          </mstyle>
        </mtd>
      </mtr>
      <mtr>
        <mtd>
          <mrow/>
        </mtd>
      </mtr>
      <mtr>
        <mtd columnalign="left">
          <mrow>
            <mrow>
              <mfrac>
                <mi mathvariant="italic">dy</mi>
                <mi mathvariant="italic">dt</mi>
              </mfrac>
              <mo stretchy="false">=</mo>
              <msub>
                <mi>f</mi>
                <mi>j</mi>
              </msub>
            </mrow>
            <mrow>
              <mo fence="true" stretchy="false">(</mo>
              <mrow>
                <mrow>
                  <mi>t</mi>
                  <mi>,</mi>
                  <mi>ϕ</mi>
                  <mrow>
                    <mo fence="true" stretchy="false">(</mo>
                    <mrow>
                      <mrow>
                        <mi>t</mi>
                        <mi>,</mi>
                        <mi>u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∣</mo>
                          <msub>
                            <mi>y</mi>
                            <mn>0,</mn>
                          </msub>
                        </mrow>
                        <mi>p</mi>
                      </mrow>
                    </mrow>
                    <mo fence="true" stretchy="false">)</mo>
                  </mrow>
                  <mi>,</mi>
                  <mi>u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  <mi>,</mi>
            <mspace width="2em"/>
            <mo stretchy="false">∀</mo>
            <mrow>
              <mi>j</mi>
              <mo stretchy="false">∈</mo>
              <msub>
                <mi mathvariant="normal">ℤ</mi>
                <mrow>
                  <mo fence="true" stretchy="false">[</mo>
                  <mrow>
                    <mrow>
                      <mn>1</mn>
                      <mi>,</mi>
                      <msub>
                        <mi>f</mi>
                        <mi>n</mi>
                      </msub>
                    </mrow>
                  </mrow>
                  <mo fence="true" stretchy="false">]</mo>
                </mrow>
              </msub>
            </mrow>
          </mrow>
        </mtd>
      </mtr>
      <mtr>
        <mtd columnalign="left">
          <mrow>
            <msub>
              <mi>g</mi>
              <mi>j</mi>
            </msub>
            <mrow>
              <mrow>
                <mo fence="true" stretchy="false">(</mo>
                <mrow>
                  <mrow>
                    <mi>t</mi>
                    <mi>,</mi>
                    <mi>ϕ</mi>
                    <mrow>
                      <mo fence="true" stretchy="false">(</mo>
                      <mrow>
                        <mrow>
                          <mi>t</mi>
                          <mi>,</mi>
                          <mi>u</mi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∣</mo>
                            <msub>
                              <mi>y</mi>
                              <mn>0,</mn>
                            </msub>
                          </mrow>
                          <mi>p</mi>
                        </mrow>
                      </mrow>
                      <mo fence="true" stretchy="false">)</mo>
                    </mrow>
                    <mi>,</mi>
                    <mi>u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0</mn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  <mi>,</mi>
            <mspace width="2em"/>
            <mo stretchy="false">∀</mo>
            <mrow>
              <mi>j</mi>
              <mo stretchy="false">∈</mo>
              <msub>
                <mi mathvariant="normal">ℤ</mi>
                <mrow>
                  <mo fence="true" stretchy="false">[</mo>
                  <mrow>
                    <mrow>
                      <mn>1</mn>
                      <mi>,</mi>
                      <msub>
                        <mi>g</mi>
                        <mi>n</mi>
                      </msub>
                    </mrow>
                  </mrow>
                  <mo fence="true" stretchy="false">]</mo>
                </mrow>
              </msub>
            </mrow>
          </mrow>
        </mtd>
      </mtr>
      <mtr>
        <mtd columnalign="left">
          <mrow>
            <msub>
              <mi>h</mi>
              <mi>j</mi>
            </msub>
            <mrow>
              <mrow>
                <mrow>
                  <mo fence="true" stretchy="false">(</mo>
                  <mrow>
                    <mrow>
                      <mi>t</mi>
                      <mi>,</mi>
                      <mi>ϕ</mi>
                      <mrow>
                        <mo fence="true" stretchy="false">(</mo>
                        <mrow>
                          <mrow>
                            <mi>t</mi>
                            <mi>,</mi>
                            <mi>u</mi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∣</mo>
                              <msub>
                                <mi>y</mi>
                                <mn>0,</mn>
                              </msub>
                            </mrow>
                            <mi>p</mi>
                          </mrow>
                        </mrow>
                        <mo fence="true" stretchy="false">)</mo>
                      </mrow>
                      <mi>,</mi>
                      <mi>u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sub>
                  <mi>s</mi>
                  <mi>j</mi>
                </msub>
              </mrow>
              <mo stretchy="false">=</mo>
              <mn>0</mn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  <mi>,</mi>
            <mspace width="2em"/>
            <mo stretchy="false">∀</mo>
            <mrow>
              <mi>j</mi>
              <mo stretchy="false">∈</mo>
              <msub>
                <mi mathvariant="normal">ℤ</mi>
                <mrow>
                  <mo fence="true" stretchy="false">[</mo>
                  <mrow>
                    <mrow>
                      <mn>1</mn>
                      <mi>,</mi>
                      <msub>
                        <mi>h</mi>
                        <mi>n</mi>
                      </msub>
                    </mrow>
                  </mrow>
                  <mo fence="true" stretchy="false">]</mo>
                </mrow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u</mi>
                <mi mathvariant="italic">min</mi>
              </msub>
              <mo stretchy="false">⩽</mo>
              <mi>u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⩽</mo>
              <msub>
                <mi>u</mi>
                <mi mathvariant="italic">max</mi>
              </msub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>
                <mi>y</mi>
                <mi mathvariant="italic">min</mi>
              </msub>
              <mo stretchy="false">⩽</mo>
              <mi>y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⩽</mo>
              <msub>
                <mi>y</mi>
                <mi mathvariant="italic">max</mi>
              </msub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n>0</mn>
              <mo stretchy="false">⩽</mo>
              <msub>
                <mi>s</mi>
                <mi>j</mi>
              </msub>
              <mo stretchy="false">⩽</mo>
              <mi mathvariant="normal">∞</mi>
            </mrow>
            <mspace width="6em"/>
            <mo stretchy="false">∀</mo>
            <mrow>
              <mi>t</mi>
              <mo stretchy="false">∈</mo>
              <mrow>
                <mo fence="true" stretchy="false">[</mo>
                <mrow>
                  <mrow>
                    <mn>0</mn>
                    <mi>,</mi>
                    <msub>
                      <mi>t</mi>
                      <mi>f</mi>
                    </msub>
                  </mrow>
                </mrow>
                <mo fence="true" stretchy="false">]</mo>
              </mrow>
            </mrow>
            <mi>,</mi>
            <mspace width="2em"/>
            <mo stretchy="false">∀</mo>
            <mrow>
              <mi>j</mi>
              <mo stretchy="false">∈</mo>
              <msub>
                <mi mathvariant="normal">ℤ</mi>
                <mrow>
                  <mo fence="true" stretchy="false">[</mo>
                  <mrow>
                    <mrow>
                      <mn>1</mn>
                      <mi>,</mi>
                      <msub>
                        <mi>h</mi>
                        <mi>n</mi>
                      </msub>
                    </mrow>
                  </mrow>
                  <mo fence="true" stretchy="false">]</mo>
                </mrow>
              </msub>
            </mrow>
          </mrow>
        </mtd>
      </mtr>
      <mtr>
        <mtd>
          <mrow/>
        </mtd>
      </mtr>
      <mtr>
        <mtd>
          <mrow>
            <mrow>
              <mi>y</mi>
              <mo stretchy="false">∈</mo>
              <msub>
                <mi mathvariant="normal">ℝ</mi>
                <mrow>
                  <mo fence="true" stretchy="false">[</mo>
                  <mrow>
                    <mrow>
                      <mn>1</mn>
                      <mi>,</mi>
                      <mi>n</mi>
                    </mrow>
                  </mrow>
                  <mo fence="true" stretchy="false">]</mo>
                </mrow>
              </msub>
            </mrow>
            <mi>,</mi>
            <mspace width="2em"/>
            <mrow>
              <mi>u</mi>
              <mo stretchy="false">∈</mo>
              <msub>
                <mi mathvariant="normal">ℝ</mi>
                <mrow>
                  <mo fence="true" stretchy="false">[</mo>
                  <mrow>
                    <mrow>
                      <mn>1</mn>
                      <mi>,</mi>
                      <mi>m</mi>
                    </mrow>
                  </mrow>
                  <mo fence="true" stretchy="false">]</mo>
                </mrow>
              </msub>
            </mrow>
          </mrow>
        </mtd>
      </mtr>
    </mtable>
    <annotation encoding="StarMath 5.0"> nospace {size 8{minimize}} ~  M(  t_f,%phi(t_f,u(t_f) divides y_0,p )) + int from{0} to{t_f} L( t,%phi(t,u(t) divides y_0, p )) 
 newline 
alignl nospace {size 8{s.t.}} 
 newline 
 newline 
 alignl {dy} over {dt}  = f_j(t,%phi(t,u(t) divides y_0, p ),u(t)) ~~~ forall  t in [ 0,t_f ] , ~ forall j in setZ _  [ 1,f_{n} ] 
  newline 
 alignl g_j( t,%phi(t,u(t) divides y_0, p ),u(t) ) =0  ~~~ forall  t in [ 0,t_f ], ~ forall j in setZ _  [ 1,g_{n} ] 
   newline 
 alignl h_j(t,%phi(t,u(t) divides y_0, p ),u(t) ) + s_j=0  ~~~ forall  t in [ 0,t_f ] , ~ forall j in setZ _  [ 1,h_{n} ] 
 newline
 newline
  alignl u_{ min } leslant u( t )  leslant u_{ max }~~~ forall  t in [ 0,t_f ] 
  newline
  alignl y_{ min } leslant y( t )  leslant y_{ max }~~~ forall  t in [ 0,t_f ]
   newline
  alignl 0  leslant s_{j} leslant infinity   ~~~ forall  t in [ 0,t_f ] , ~ forall j in setZ _ [ 1,h_{n} ]
  
  newline
  newline
  
   y in setR  _ [ 1,n ],~ u in setR  _ [ 1,m ]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09:51.431068427</meta:creation-date>
    <dc:date>2020-04-23T13:59:42.685085562</dc:date>
    <meta:editing-duration>PT29M18S</meta:editing-duration>
    <meta:editing-cycles>4</meta:editing-cycles>
    <meta:generator>LibreOffice/6.1.5.2$Linux_X86_64 LibreOffice_project/10$Build-2</meta:generator>
  </office:meta>
</office:document-meta>
</file>